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paragraph-properties style:writing-mode="lr-tb"/>
      <style:text-properties style:font-name="sans-serif" fo:font-size="13.5pt" officeooo:rsid="000eaf03" officeooo:paragraph-rsid="000eaf03"/>
    </style:style>
    <style:style style:name="P2" style:family="paragraph" style:parent-style-name="Text_20_body">
      <style:paragraph-properties style:writing-mode="lr-tb"/>
    </style:style>
    <style:style style:name="P3" style:family="paragraph" style:parent-style-name="Text_20_body">
      <style:paragraph-properties style:writing-mode="lr-tb"/>
      <style:text-properties style:font-name="sans-serif" fo:font-size="13.5pt" officeooo:rsid="000eaf03" officeooo:paragraph-rsid="000eaf03"/>
    </style:style>
    <style:style style:name="P4" style:family="paragraph" style:parent-style-name="Text_20_body">
      <style:paragraph-properties style:writing-mode="lr-tb"/>
      <style:text-properties officeooo:paragraph-rsid="000eaf03"/>
    </style:style>
    <style:style style:name="T1" style:family="text">
      <style:text-properties style:font-name="sans-serif" fo:font-size="13.5pt" officeooo:rsid="000eaf03"/>
    </style:style>
    <style:style style:name="T2" style:family="text">
      <style:text-properties style:font-name="sans-serif" fo:font-size="12pt" fo:font-weight="bold" officeooo:rsid="000eaf03" style:font-size-asian="12pt"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fo:font-size="12pt" fo:font-weight="bold" style:font-size-asian="12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Question 1</text:h>
      <text:p text:style-name="P2">What is the optimal value of alpha for ridge and lasso regression? What will be the changes in the model if you choose double the value of alpha for both ridge and lasso? What will be the most important predictor variables after the change is implemented?</text:p>
      <text:p text:style-name="P1"><text:span text:style-name="T4">Answer</text:span>:</text:p>
      <text:p text:style-name="P1"/>
      <text:p text:style-name="P1"/>
      <text:h text:style-name="Heading_20_3" text:outline-level="3"><text:span text:style-name="Strong_20_Emphasis">Question 2</text:span></text:h>
      <text:p text:style-name="P2">You have determined the optimal value of lambda for ridge and lasso regression during the assignment. <text:s/>Now, which one will you choose to apply and why?</text:p>
      <text:p text:style-name="P4"><text:span text:style-name="T2">Answer</text:span><text:span text:style-name="T1">:</text:span></text:p>
      <text:p text:style-name="P1"/>
      <text:p text:style-name="P3"/>
      <text:h text:style-name="Heading_20_3" text:outline-level="3"><text:span text:style-name="Strong_20_Emphasis">Question 3</text:span></text:h>
      <text:p text:style-name="P2">After building the model, you realised that the five most important predictor variables in the lasso model are not available in the incoming data. You will now have to create another model excluding the five most important predictor variables. Which are the five most important predictor variables now?</text:p>
      <text:p text:style-name="P4"><text:span text:style-name="T2">Answer</text:span><text:span text:style-name="T1">:</text:span></text:p>
      <text:p text:style-name="P1"/>
      <text:p text:style-name="P3"/>
      <text:h text:style-name="Heading_20_3" text:outline-level="3"><text:span text:style-name="Strong_20_Emphasis">Question 4</text:span></text:h>
      <text:p text:style-name="P2">How can you make sure that a model is robust and generalisable? What are the implications of the same for the accuracy of the model and why?</text:p>
      <text:p text:style-name="P1"><text:span text:style-name="T4">Answer</text:span>:</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S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SG"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3T21:58:27.434407629</meta:creation-date>
    <dc:date>2022-08-03T22:04:50.875380310</dc:date>
    <meta:editing-duration>PT6M24S</meta:editing-duration>
    <meta:editing-cycles>2</meta:editing-cycles>
    <meta:generator>LibreOffice/7.3.4.2$Linux_X86_64 LibreOffice_project/30$Build-2</meta:generator>
    <meta:document-statistic meta:table-count="0" meta:image-count="0" meta:object-count="0" meta:page-count="1" meta:paragraph-count="12" meta:word-count="159" meta:character-count="916" meta:non-whitespace-character-count="768"/>
  </office:meta>
</office:document-meta>
</file>